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0b5394"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cfe2f3" draw:textarea-vertical-align="middle"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5818e" draw:stroke-linejoin="round" draw:fill="solid" draw:fill-color="#d0e0e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737373" draw:stroke-linejoin="round" draw:fill="solid" draw:fill-color="#73737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5818e"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45818e"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graphic-properties style:protect="size"/>
    </style:style>
    <style:style style:name="gr14" style:family="graphic" style:parent-style-name="standard">
      <style:graphic-properties draw:stroke="solid" svg:stroke-width="0.026cm" svg:stroke-color="#b6d7a8"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c9daf8"/>
      <style:paragraph-properties fo:text-align="start" style:font-independent-line-spacing="true"/>
      <style:text-properties fo:font-size="14pt"/>
    </style:style>
    <style:style style:name="P3" style:family="paragraph">
      <loext:graphic-properties draw:fill="solid" draw:fill-color="#cfe2f3"/>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solid" draw:fill-color="#f4cccc"/>
      <style:paragraph-properties fo:text-align="start" style:font-independent-line-spacing="true"/>
      <style:text-properties fo:font-size="14pt"/>
    </style:style>
    <style:style style:name="P6" style:family="paragraph">
      <loext:graphic-properties draw:fill="solid" draw:fill-color="#6aa84f"/>
      <style:paragraph-properties fo:text-align="start" style:font-independent-line-spacing="true"/>
      <style:text-properties fo:font-size="14pt"/>
    </style:style>
    <style:style style:name="P7" style:family="paragraph">
      <loext:graphic-properties draw:fill="solid" draw:fill-color="#d0e0e3"/>
      <style:paragraph-properties fo:text-align="start" style:font-independent-line-spacing="true"/>
      <style:text-properties fo:font-size="14pt"/>
    </style:style>
    <style:style style:name="P8" style:family="paragraph">
      <loext:graphic-properties draw:fill="solid" draw:fill-color="#737373"/>
      <style:paragraph-properties fo:text-align="start" style:font-independent-line-spacing="true"/>
      <style:text-properties fo:font-size="14pt"/>
    </style:style>
    <style:style style:name="P9" style:family="paragraph">
      <loext:graphic-properties draw:fill="solid" draw:fill-color="#d9d2e9"/>
      <style:paragraph-properties fo:text-align="start" style:font-independent-line-spacing="true"/>
      <style:text-properties fo:font-size="14pt"/>
    </style:style>
    <style:style style:name="P10" style:family="paragraph">
      <loext:graphic-properties draw:fill="solid" draw:fill-color="#fff2cc"/>
      <style:paragraph-properties fo:text-align="start" style:font-independent-line-spacing="true"/>
      <style:text-properties fo:font-size="14pt"/>
    </style:style>
    <style:style style:name="P11" style:family="paragraph">
      <loext:graphic-properties draw:fill="solid" draw:fill-color="#ffe599"/>
      <style:paragraph-properties fo:text-align="start" style:font-independent-line-spacing="true"/>
      <style:text-properties fo:font-size="14pt"/>
    </style:style>
    <style:style style:name="P12" style:family="paragraph">
      <loext:graphic-properties draw:fill="solid" draw:fill-color="#fce5cd"/>
      <style:paragraph-properties fo:text-align="start" style:font-independent-line-spacing="true"/>
      <style:text-properties fo:font-size="14pt"/>
    </style:style>
    <style:style style:name="P13" style:family="paragraph">
      <loext:graphic-properties draw:fill="solid" draw:fill-color="#b6d7a8"/>
      <style:paragraph-properties fo:text-align="start" style:font-independent-line-spacing="true"/>
      <style:text-properties fo:font-size="14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loext:graphic-properties draw:fill="solid" draw:fill-color="#d9ead3"/>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5.034cm" svg:height="3.065cm" svg:x="19.136cm" svg:y="10.463cm">
          <text:p text:style-name="P1"><text:span text:style-name="T1">SQL Database</text:span></text:p>
          <text:p text:style-name="P1"><text:span text:style-name="T1">(postgres, mysql, oracl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55;p13" draw:style-name="gr2" draw:text-style-name="P3" draw:layer="layout" svg:width="4.022cm" svg:height="7.922cm" svg:x="20.023cm" svg:y="0.768cm">
          <text:p text:style-name="P1"><text:span text:style-name="T1">WebCuratorTool</text:span><text:span text:style-name="T1"><text:line-break/></text:span><text:span text:style-name="T1">Web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13" draw:style-name="gr3" draw:text-style-name="P5" draw:layer="layout" svg:width="4.362cm" svg:height="2.338cm" svg:x="8.819cm" svg:y="9.535cm">
          <text:p text:style-name="P4"><text:span text:style-name="T1">File stor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13" draw:style-name="gr4" draw:text-style-name="P6" draw:layer="layout" svg:width="1.012cm" svg:height="2.254cm" draw:transform="rotate (-0.000872664625997355) translate (21.148cm 8.548cm)">
          <text:p text:style-name="P4"><text:span text:style-name="T1"/></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Google Shape;58;p13" draw:style-name="gr5" draw:text-style-name="P7" draw:layer="layout" svg:width="3.2cm" svg:height="1.084cm" svg:x="14.218cm" svg:y="0.768cm">
          <text:p text:style-name="P4"><text:span text:style-name="T2">Heritrix H1</text:span><text:span text:style-name="T3"> agent/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p13" draw:style-name="gr6" draw:text-style-name="P8" draw:layer="layout" svg:width="0.212cm" svg:height="0.212cm" svg:x="15.565cm" svg:y="1.97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p13" draw:style-name="gr6" draw:text-style-name="P8" draw:layer="layout" svg:width="0.212cm" svg:height="0.212cm" svg:x="15.565cm" svg:y="2.283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p13" draw:style-name="gr6" draw:text-style-name="P8" draw:layer="layout" svg:width="0.212cm" svg:height="0.212cm" svg:x="15.565cm" svg:y="2.597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2;p13" draw:style-name="gr5" draw:text-style-name="P7" draw:layer="layout" svg:width="3.2cm" svg:height="1.084cm" svg:x="14.218cm" svg:y="2.911cm">
          <text:p text:style-name="P4"><text:span text:style-name="T2">Heritrix H1</text:span><text:span text:style-name="T3"> agent/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p13" draw:style-name="gr5" draw:text-style-name="P7" draw:layer="layout" svg:width="3.2cm" svg:height="1.084cm" svg:x="14.218cm" svg:y="4.411cm">
          <text:p text:style-name="P4"><text:span text:style-name="T2">Heritrix H3</text:span><text:span text:style-name="T3"> 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13" draw:style-name="gr6" draw:text-style-name="P8" draw:layer="layout" svg:width="0.212cm" svg:height="0.212cm" svg:x="15.565cm" svg:y="5.613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p13" draw:style-name="gr6" draw:text-style-name="P8" draw:layer="layout" svg:width="0.212cm" svg:height="0.212cm" svg:x="15.565cm" svg:y="5.926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p13" draw:style-name="gr6" draw:text-style-name="P8" draw:layer="layout" svg:width="0.212cm" svg:height="0.212cm" svg:x="15.565cm" svg:y="6.24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p13" draw:style-name="gr5" draw:text-style-name="P7" draw:layer="layout" svg:width="3.2cm" svg:height="1.084cm" svg:x="14.218cm" svg:y="6.554cm">
          <text:p text:style-name="P4"><text:span text:style-name="T2">Heritrix H3</text:span><text:span text:style-name="T3"> 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p13" draw:style-name="gr7" draw:text-style-name="P9" draw:layer="layout" svg:width="3.2cm" svg:height="1.084cm" svg:x="9.211cm" svg:y="4.45cm">
          <text:p text:style-name="P4"><text:span text:style-name="T2">Heritrix H3</text:span><text:span text:style-name="T3"> 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9;p13" draw:style-name="gr7" draw:text-style-name="P9" draw:layer="layout" svg:width="3.2cm" svg:height="1.084cm" svg:x="9.279cm" svg:y="6.564cm">
          <text:p text:style-name="P4"><text:span text:style-name="T2">Heritrix H3</text:span><text:span text:style-name="T3"> 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p13" draw:style-name="gr8" draw:text-style-name="P10" draw:layer="layout" svg:width="6.986cm" svg:height="4.178cm" svg:x="1.296cm" svg:y="0.643cm">
          <text:p text:style-name="P4"><text:span text:style-name="T1">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1;p13" draw:style-name="gr9" draw:text-style-name="P11" draw:layer="layout" svg:width="6.338cm" svg:height="0.643cm" draw:transform="rotate (0.0863937979737193) translate (7.964cm 1.432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72;p13" draw:style-name="gr9" draw:text-style-name="P11" draw:layer="layout" svg:width="6.387cm" svg:height="0.643cm" draw:transform="rotate (-0.128630765871982) translate (8.023cm 2.283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73;p13" draw:style-name="gr9" draw:text-style-name="P11" draw:layer="layout" svg:width="4.7cm" svg:height="0.644cm" draw:transform="rotate (-0.785398163397448) translate (6.278cm 3.682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74;p13" draw:style-name="gr9" draw:text-style-name="P11" draw:layer="layout" svg:width="2.901cm" svg:height="0.644cm" draw:transform="rotate (-0.410501440069066) translate (6.807cm 3.569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75;p13" draw:style-name="gr10" draw:text-style-name="P12" draw:layer="layout" svg:width="3.2cm" svg:height="2.908cm" svg:x="14.218cm" svg:y="9.313cm">
          <text:p text:style-name="P4"><text:span text:style-name="T2">WebCurator</text:span></text:p>
          <text:p text:style-name="P4"><text:span text:style-name="T2">Sto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p13" draw:style-name="gr4" draw:text-style-name="P6" draw:layer="layout" svg:width="0.631cm" svg:height="1.471cm" draw:transform="rotate (1.5707963267949) translate (12.891cm 11.02cm)">
          <text:p text:style-name="P4"><text:span text:style-name="T1"/></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Google Shape;77;p13" draw:style-name="gr11" draw:text-style-name="P3" draw:layer="layout" svg:width="7.036cm" svg:height="0.762cm" draw:transform="rotate (1.5707963267949) translate (19.26cm 8.259cm)">
          <text:p text:style-name="P1"><text:span text:style-name="T1">Tomca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p13" draw:style-name="gr12" draw:text-style-name="P13" draw:layer="layout" svg:width="2.415cm" svg:height="0.791cm" draw:transform="rotate (-0.0787143492649441) translate (17.205cm 0.99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9;p13" draw:style-name="gr12" draw:text-style-name="P13" draw:layer="layout" svg:width="2.367cm" svg:height="0.791cm" draw:transform="rotate (0.109955742875643) translate (17.18cm 3.07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0;p13" draw:style-name="gr12" draw:text-style-name="P13" draw:layer="layout" svg:width="2.482cm" svg:height="0.791cm" draw:transform="rotate (-0.0785398163397446) translate (17.139cm 4.627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1;p13" draw:style-name="gr12" draw:text-style-name="P13" draw:layer="layout" svg:width="2.39cm" svg:height="0.791cm" draw:transform="rotate (0.109955742875643) translate (17.158cm 6.715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2;p13" draw:style-name="gr12" draw:text-style-name="P13" draw:layer="layout" svg:width="3.537cm" svg:height="0.792cm" draw:transform="rotate (0.826587933744514) translate (16.775cm 9.925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83;p13" draw:style-name="gr12" draw:text-style-name="P13" draw:layer="layout" svg:width="2.107cm" svg:height="0.641cm" svg:x="12.218cm" svg:y="4.677cm">
          <text:p text:style-name="P4"><text:span text:style-name="T3">talks to</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84;p13" draw:style-name="gr12" draw:text-style-name="P13" draw:layer="layout" svg:width="2.031cm" svg:height="0.631cm" svg:x="12.326cm" svg:y="6.749cm">
          <text:p text:style-name="P4"><text:span text:style-name="T3">talks to</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Google Shape;51;p:notes" draw:style-name="gr13" draw:layer="layout" svg:width="16.933cm" svg:height="9.524cm" svg:x="1.059cm" svg:y="1.905cm" draw:page-number="1" presentation:class="page"/>
          <draw:frame draw:name="Google Shape;52;p:notes" presentation:style-name="pr1" draw:text-style-name="P1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custom-shape draw:name="Google Shape;89;p14" draw:style-name="gr1" draw:text-style-name="P2" draw:layer="layout" svg:width="5.034cm" svg:height="3.065cm" svg:x="19.136cm" svg:y="10.463cm">
          <text:p text:style-name="P1"><text:span text:style-name="T1">SQL Database</text:span></text:p>
          <text:p text:style-name="P1"><text:span text:style-name="T1">(postgres, mysql, oracl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90;p14" draw:style-name="gr2" draw:text-style-name="P3" draw:layer="layout" svg:width="4.022cm" svg:height="7.922cm" svg:x="20.023cm" svg:y="0.768cm">
          <text:p text:style-name="P1"><text:span text:style-name="T1">WebCuratorTool</text:span><text:span text:style-name="T1"><text:line-break/></text:span><text:span text:style-name="T1">Web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1;p14" draw:style-name="gr3" draw:text-style-name="P5" draw:layer="layout" svg:width="4.362cm" svg:height="2.338cm" svg:x="8.819cm" svg:y="9.535cm">
          <text:p text:style-name="P4"><text:span text:style-name="T1">File stor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2;p14" draw:style-name="gr4" draw:text-style-name="P6" draw:layer="layout" svg:width="1.012cm" svg:height="2.254cm" draw:transform="rotate (-0.000872664625997355) translate (21.148cm 8.548cm)">
          <text:p text:style-name="P4"><text:span text:style-name="T1"/></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Google Shape;93;p14" draw:style-name="gr5" draw:text-style-name="P7" draw:layer="layout" svg:width="3.2cm" svg:height="1.084cm" svg:x="14.218cm" svg:y="0.768cm">
          <text:p text:style-name="P4"><text:span text:style-name="T2">Heritrix H1</text:span><text:span text:style-name="T3"> agent/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14" draw:style-name="gr6" draw:text-style-name="P8" draw:layer="layout" svg:width="0.212cm" svg:height="0.212cm" svg:x="15.565cm" svg:y="1.97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p14" draw:style-name="gr6" draw:text-style-name="P8" draw:layer="layout" svg:width="0.212cm" svg:height="0.212cm" svg:x="15.565cm" svg:y="2.283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p14" draw:style-name="gr6" draw:text-style-name="P8" draw:layer="layout" svg:width="0.212cm" svg:height="0.212cm" svg:x="15.565cm" svg:y="2.597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14" draw:style-name="gr5" draw:text-style-name="P7" draw:layer="layout" svg:width="3.2cm" svg:height="1.084cm" svg:x="14.218cm" svg:y="2.911cm">
          <text:p text:style-name="P4"><text:span text:style-name="T2">Heritrix H1</text:span><text:span text:style-name="T3"> agent/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8;p14" draw:style-name="gr5" draw:text-style-name="P7" draw:layer="layout" svg:width="3.2cm" svg:height="1.084cm" svg:x="14.218cm" svg:y="4.411cm">
          <text:p text:style-name="P4"><text:span text:style-name="T2">Heritrix H3</text:span><text:span text:style-name="T3"> 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p14" draw:style-name="gr6" draw:text-style-name="P8" draw:layer="layout" svg:width="0.212cm" svg:height="0.212cm" svg:x="15.565cm" svg:y="5.613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14" draw:style-name="gr6" draw:text-style-name="P8" draw:layer="layout" svg:width="0.212cm" svg:height="0.212cm" svg:x="15.565cm" svg:y="5.926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p14" draw:style-name="gr6" draw:text-style-name="P8" draw:layer="layout" svg:width="0.212cm" svg:height="0.212cm" svg:x="15.565cm" svg:y="6.24cm">
          <text:p text:style-name="P4"><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14" draw:style-name="gr5" draw:text-style-name="P7" draw:layer="layout" svg:width="3.2cm" svg:height="1.084cm" svg:x="14.218cm" svg:y="6.554cm">
          <text:p text:style-name="P4"><text:span text:style-name="T2">Heritrix H3</text:span><text:span text:style-name="T3"> 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14" draw:style-name="gr7" draw:text-style-name="P9" draw:layer="layout" svg:width="3.2cm" svg:height="1.084cm" svg:x="9.211cm" svg:y="4.45cm">
          <text:p text:style-name="P4"><text:span text:style-name="T2">Heritrix H3</text:span><text:span text:style-name="T3"> 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p14" draw:style-name="gr7" draw:text-style-name="P9" draw:layer="layout" svg:width="3.2cm" svg:height="1.084cm" svg:x="9.279cm" svg:y="6.564cm">
          <text:p text:style-name="P4"><text:span text:style-name="T2">Heritrix H3</text:span><text:span text:style-name="T3"> craw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5;p14" draw:style-name="gr8" draw:text-style-name="P10" draw:layer="layout" svg:width="6.986cm" svg:height="4.178cm" svg:x="1.296cm" svg:y="0.643cm">
          <text:p text:style-name="P4"><text:span text:style-name="T1">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06;p14" draw:style-name="gr9" draw:text-style-name="P11" draw:layer="layout" svg:width="6.338cm" svg:height="0.643cm" draw:transform="rotate (0.0863937979737193) translate (7.964cm 1.432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07;p14" draw:style-name="gr9" draw:text-style-name="P11" draw:layer="layout" svg:width="6.387cm" svg:height="0.643cm" draw:transform="rotate (-0.128630765871982) translate (8.023cm 2.283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08;p14" draw:style-name="gr9" draw:text-style-name="P11" draw:layer="layout" svg:width="4.7cm" svg:height="0.644cm" draw:transform="rotate (-0.785398163397448) translate (6.278cm 3.682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09;p14" draw:style-name="gr9" draw:text-style-name="P11" draw:layer="layout" svg:width="2.901cm" svg:height="0.644cm" draw:transform="rotate (-0.410501440069066) translate (6.807cm 3.569cm)">
          <text:p text:style-name="P1"><text:span text:style-name="T3">crawls</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10;p14" draw:style-name="gr10" draw:text-style-name="P12" draw:layer="layout" svg:width="3.2cm" svg:height="2.908cm" svg:x="14.218cm" svg:y="9.313cm">
          <text:p text:style-name="P4"><text:span text:style-name="T2">WebCurator</text:span></text:p>
          <text:p text:style-name="P4"><text:span text:style-name="T2">Sto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1;p14" draw:style-name="gr4" draw:text-style-name="P6" draw:layer="layout" svg:width="0.631cm" svg:height="1.471cm" draw:transform="rotate (1.5707963267949) translate (12.891cm 11.02cm)">
          <text:p text:style-name="P4"><text:span text:style-name="T1"/></text:p>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Google Shape;112;p14" draw:style-name="gr11" draw:text-style-name="P3" draw:layer="layout" svg:width="7.036cm" svg:height="0.762cm" draw:transform="rotate (1.5707963267949) translate (19.26cm 8.259cm)">
          <text:p text:style-name="P1"><text:span text:style-name="T1">Tomca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13;p14" draw:style-name="gr14" draw:text-style-name="P15" draw:layer="layout" svg:width="9.893cm" svg:height="1.346cm" draw:transform="rotate (-1.5707963267949) translate (18.532cm 1.222cm)">
          <text:p text:style-name="P4"><text:span text:style-name="T1"/></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Google Shape;114;p14" draw:style-name="gr14" draw:text-style-name="P15" draw:layer="layout" svg:width="8.037cm" svg:height="1.346cm" draw:transform="rotate (-1.5707963267949) translate (18.573cm 3.342cm)">
          <text:p text:style-name="P4"><text:span text:style-name="T1"/></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Google Shape;115;p14" draw:style-name="gr14" draw:text-style-name="P15" draw:layer="layout" svg:width="6.908cm" svg:height="1.346cm" draw:transform="rotate (-1.5707963267949) translate (18.573cm 4.802cm)">
          <text:p text:style-name="P4"><text:span text:style-name="T1"/></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Google Shape;116;p14" draw:style-name="gr14" draw:text-style-name="P15" draw:layer="layout" svg:width="5.287cm" svg:height="1.346cm" draw:transform="rotate (-1.5707963267949) translate (18.573cm 6.753cm)">
          <text:p text:style-name="P4"><text:span text:style-name="T1"/></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Google Shape;117;p14" draw:style-name="gr12" draw:text-style-name="P13" draw:layer="layout" svg:width="2.415cm" svg:height="0.791cm" draw:transform="rotate (-0.0787143492649441) translate (17.205cm 0.99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8;p14" draw:style-name="gr12" draw:text-style-name="P13" draw:layer="layout" svg:width="2.367cm" svg:height="0.791cm" draw:transform="rotate (0.109955742875643) translate (17.18cm 3.07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19;p14" draw:style-name="gr12" draw:text-style-name="P13" draw:layer="layout" svg:width="2.482cm" svg:height="0.791cm" draw:transform="rotate (-0.0785398163397446) translate (17.139cm 4.627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0;p14" draw:style-name="gr12" draw:text-style-name="P13" draw:layer="layout" svg:width="2.39cm" svg:height="0.791cm" draw:transform="rotate (0.109955742875643) translate (17.158cm 6.715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1;p14" draw:style-name="gr12" draw:text-style-name="P13" draw:layer="layout" svg:width="3.537cm" svg:height="0.792cm" draw:transform="rotate (0.826587933744514) translate (16.775cm 9.925cm)">
          <text:p text:style-name="P1"><text:span text:style-name="T3">talks to</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22;p14" draw:style-name="gr15" draw:text-style-name="P16" draw:layer="layout" svg:width="1.602cm" svg:height="1.187cm" svg:x="17.464cm" svg:y="10.368cm">
          <text:p text:style-name="P4"><text:span text:style-name="T3">stores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4" draw:style-name="gr12" draw:text-style-name="P13" draw:layer="layout" svg:width="2.107cm" svg:height="0.631cm" svg:x="12.218cm" svg:y="4.677cm">
          <text:p text:style-name="P4"><text:span text:style-name="T3">talks to</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24;p14" draw:style-name="gr12" draw:text-style-name="P13" draw:layer="layout" svg:width="2.007cm" svg:height="0.631cm" svg:x="12.326cm" svg:y="6.749cm">
          <text:p text:style-name="P4"><text:span text:style-name="T3">talks to</text:span></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Google Shape;86;g47f3a2a527_0_36:notes" draw:style-name="gr13" draw:layer="layout" svg:width="16.932cm" svg:height="9.524cm" svg:x="1.059cm" svg:y="1.905cm" draw:page-number="2" presentation:class="page"/>
          <draw:frame draw:name="Google Shape;87;g47f3a2a527_0_36:notes" presentation:style-name="pr2"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9"/>
    <meta:generator>LibreOfficeDev/6.0.5.2$Linux_X86_64 LibreOffice_project/</meta:generator>
  </office:meta>
</office:document-meta>
</file>